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.546cm" fo:min-width="1.207cm"/>
    </style:style>
    <style:style style:name="gr2" style:family="graphic" style:parent-style-name="objectwithoutfill">
      <style:graphic-properties svg:stroke-width="0.102cm" svg:stroke-color="#729fcf" draw:marker-start-width="0.352cm" draw:marker-end-width="0.352cm" draw:fill="solid" draw:fill-color="#729fc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659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23cm" fo:min-width="0.454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277cm" fo:min-width="0.9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1.164cm" fo:min-width="0.533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627cm" fo:min-width="0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64cm" fo:min-width="0cm"/>
    </style:style>
    <style:style style:name="gr10" style:family="graphic" style:parent-style-name="standard">
      <style:graphic-properties draw:stroke="dash" draw:stroke-dash="Fine_20_Dashed" svg:stroke-width="0.152cm" svg:stroke-color="#663399" draw:marker-start-width="0.427cm" draw:marker-end-width="0.427cm" draw:fill="solid" draw:fill-color="#000000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fo:min-height="1.147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objectwithoutfill">
      <style:graphic-properties svg:stroke-width="0.102cm" svg:stroke-color="#0000ff" draw:marker-start-width="0.352cm" draw:marker-end="Arrow" draw:marker-end-width="0.452cm" draw:fill="none" draw:fill-color="#000000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ff3333" draw:marker-start-width="0.352cm" draw:marker-end="Arrow" draw:marker-end-width="0.452cm" draw:fill="none" draw:fill-color="#000000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style:font-name="Helvetica" fo:font-size="24pt" style:font-size-asian="24pt" style:font-size-complex="24pt"/>
    </style:style>
    <style:style style:name="P3" style:family="paragraph">
      <style:text-properties style:font-name="Helvetica" fo:font-size="14pt" style:font-size-asian="14pt" style:font-size-complex="14pt"/>
    </style:style>
    <style:style style:name="T1" style:family="text">
      <style:text-properties style:font-name="Helvetic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54cm" svg:x="5.572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15cm" svg:y1="14.081cm" svg:x2="6.715cm" svg:y2="17.764cm">
          <text:p/>
        </draw:line>
        <draw:line draw:style-name="gr2" draw:text-style-name="P1" draw:layer="layout" svg:x1="6.742cm" svg:y1="14.97cm" svg:x2="9.282cm" svg:y2="15.732cm">
          <text:p/>
        </draw:line>
        <draw:line draw:style-name="gr2" draw:text-style-name="P1" draw:layer="layout" svg:x1="10.398cm" svg:y1="14.589cm" svg:x2="9.282cm" svg:y2="15.732cm">
          <text:p/>
        </draw:line>
        <draw:line draw:style-name="gr2" draw:text-style-name="P1" draw:layer="layout" svg:x1="6.715cm" svg:y1="15.732cm" svg:x2="8.366cm" svg:y2="16.24cm">
          <text:p/>
        </draw:line>
        <draw:line draw:style-name="gr2" draw:text-style-name="P1" draw:layer="layout" svg:x1="9.382cm" svg:y1="14.208cm" svg:x2="8.366cm" svg:y2="16.24cm">
          <text:p/>
        </draw:line>
        <draw:line draw:style-name="gr2" draw:text-style-name="P1" draw:layer="layout" svg:x1="6.715cm" svg:y1="17.764cm" svg:x2="5.699cm" svg:y2="20.05cm">
          <text:p/>
        </draw:line>
        <draw:line draw:style-name="gr2" draw:text-style-name="P1" draw:layer="layout" svg:x1="6.715cm" svg:y1="17.764cm" svg:x2="7.858cm" svg:y2="20.05cm">
          <text:p/>
        </draw:line>
        <draw:custom-shape draw:style-name="gr3" draw:text-style-name="P1" xml:id="id1" draw:id="id1" draw:layer="layout" svg:width="2.159cm" svg:height="0.127cm" svg:x="5.826cm" svg:y="12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635cm" svg:x="6.996cm" svg:y="12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381cm" svg:height="0.254cm" svg:x="7.604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2.159cm" svg:x="16.14cm" svg:y="8.774cm">
          <text:p/>
          <draw:enhanced-geometry svg:viewBox="0 0 21600 21600" draw:glue-points="10800 0 3163 3163 0 10800 3163 18437 10800 21600 18437 18437 21600 10800 18437 3163" draw:text-areas="3163 3163 18437 18437" draw:type="ring" draw:modifiers="1736.744447568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" draw:layer="layout" svg:width="2.032cm" svg:height="2.159cm" svg:x="18.118cm" svg:y="8.774cm">
          <text:p/>
          <draw:enhanced-geometry svg:viewBox="0 0 21600 21600" draw:glue-points="10800 0 3163 3163 0 10800 3163 18437 10800 21600 18437 18437 21600 10800 18437 3163" draw:text-areas="3163 3163 18437 18437" draw:type="ring" draw:modifiers="1736.744447568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" draw:layer="layout" svg:width="2.032cm" svg:height="2.159cm" svg:x="16.14cm" svg:y="10.779cm">
          <text:p/>
          <draw:enhanced-geometry svg:viewBox="0 0 21600 21600" draw:glue-points="10800 0 3163 3163 0 10800 3163 18437 10800 21600 18437 18437 21600 10800 18437 3163" draw:text-areas="3163 3163 18437 18437" draw:type="ring" draw:modifiers="1736.744447568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" draw:layer="layout" svg:width="2.032cm" svg:height="2.159cm" svg:x="18.118cm" svg:y="10.779cm">
          <text:p/>
          <draw:enhanced-geometry svg:viewBox="0 0 21600 21600" draw:glue-points="10800 0 3163 3163 0 10800 3163 18437 10800 21600 18437 18437 21600 10800 18437 3163" draw:text-areas="3163 3163 18437 18437" draw:type="ring" draw:modifiers="1736.744447568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" xml:id="id2" draw:id="id2" draw:layer="layout" svg:width="1.143cm" svg:height="1.524cm" svg:x="17.537cm" svg:y="10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127cm" svg:height="0.889cm" draw:transform="rotate (-0.627271333166762) translate (17.348cm 9.40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127cm" svg:height="0.889cm" draw:transform="rotate (0.466875574908483) translate (18.882cm 9.43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127cm" svg:height="0.889cm" draw:transform="rotate (0.466875574908483) translate (18.882cm 11.53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127cm" svg:height="0.889cm" draw:transform="rotate (1.75684842505749) translate (16.714cm 12.04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6.905cm" svg:y1="12.43cm" svg:x2="18.108cm" svg:y2="10.017cm" draw:start-shape="id1" draw:start-glue-point="0" draw:end-shape="id2" draw:end-glue-point="0" svg:d="M6905 12430v-2914h11203v501" svg:viewBox="0 0 11204 2915">
          <text:p/>
        </draw:connector>
        <draw:frame draw:style-name="gr11" draw:text-style-name="P2" draw:layer="layout" svg:width="5.842cm" svg:height="1.397cm" svg:x="3.413cm" svg:y="5.445cm">
          <draw:text-box>
            <text:p text:style-name="P2"><text:span text:style-name="T1">Meta Glasses</text:span></text:p>
          </draw:text-box>
        </draw:frame>
        <draw:frame draw:style-name="gr12" draw:text-style-name="P2" draw:layer="layout" svg:width="5.969cm" svg:height="1.524cm" svg:x="17.383cm" svg:y="5.445cm">
          <draw:text-box>
            <text:p text:style-name="P2"><text:span text:style-name="T1">Parrot Drone </text:span></text:p>
          </draw:text-box>
        </draw:frame>
        <draw:connector draw:style-name="gr13" draw:text-style-name="P1" draw:layer="layout" draw:type="line" svg:x1="9.575cm" svg:y1="5.334cm" svg:x2="17cm" svg:y2="5.334cm" svg:d="M9575 5334h7425" svg:viewBox="0 0 7426 1">
          <text:p/>
        </draw:connector>
        <draw:connector draw:style-name="gr14" draw:text-style-name="P1" draw:layer="layout" draw:type="line" svg:x1="16.917cm" svg:y1="6.875cm" svg:x2="9.583cm" svg:y2="6.875cm" svg:d="M16917 6875h-7334" svg:viewBox="0 0 7335 1">
          <text:p/>
        </draw:connector>
        <draw:frame draw:style-name="gr15" draw:text-style-name="P3" draw:layer="layout" svg:width="6.477cm" svg:height="0.954cm" svg:x="9.763cm" svg:y="4.175cm">
          <draw:text-box>
            <text:p>Control signals</text:p>
          </draw:text-box>
        </draw:frame>
        <draw:frame draw:style-name="gr15" draw:text-style-name="P3" draw:layer="layout" svg:width="6.477cm" svg:height="0.954cm" svg:x="10.464cm" svg:y="6.875cm">
          <draw:text-box>
            <text:p>AR fe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7T06:53:35.534727000</meta:creation-date>
    <dc:date>2015-01-17T08:06:13.982636000</dc:date>
    <meta:editing-duration>PT41M22S</meta:editing-duration>
    <meta:editing-cycles>13</meta:editing-cycles>
    <meta:generator>LibreOffice/4.3.5.2$MacOSX_x86 LibreOffice_project/3a87456aaa6a95c63eea1c1b3201acedf0751bd5</meta:generator>
    <meta:document-statistic meta:object-count="27"/>
  </office:meta>
</office:document-meta>
</file>